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ProcessAfterInstanti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ProcessBeforeInstantiation( Class &lt; ? &gt; beanClass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ProcessProperties( PropertyValues pvs ,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